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3.9924in" table:align="left"/>
    </style:style>
    <style:style style:name="Table1.A" style:family="table-column">
      <style:table-column-properties style:column-width="3.9924in"/>
    </style:style>
    <style:style style:name="Table1.A1" style:family="table-cell">
      <style:table-cell-properties style:vertical-align="middle"/>
    </style:style>
    <style:style style:name="Table2" style:family="table">
      <style:table-properties style:width="6.2986in" table:align="left"/>
    </style:style>
    <style:style style:name="Table2.A" style:family="table-column">
      <style:table-column-properties style:column-width="6.2986in"/>
    </style:style>
    <style:style style:name="Table2.A1" style:family="table-cell">
      <style:table-cell-properties style:vertical-align="middle"/>
    </style:style>
    <style:style style:name="Table3" style:family="table">
      <style:table-properties style:width="6.2986in" table:align="left"/>
    </style:style>
    <style:style style:name="Table3.A" style:family="table-column">
      <style:table-column-properties style:column-width="6.2986in"/>
    </style:style>
    <style:style style:name="Table3.A1" style:family="table-cell">
      <style:table-cell-properties style:vertical-align="middle"/>
    </style:style>
    <style:style style:name="Table4" style:family="table">
      <style:table-properties style:width="6.6931in" table:align="left"/>
    </style:style>
    <style:style style:name="Table4.A" style:family="table-column">
      <style:table-column-properties style:column-width="6.6931in"/>
    </style:style>
    <style:style style:name="Table4.A1" style:family="table-cell">
      <style:table-cell-properties style:vertical-align="middle"/>
    </style:style>
    <style:style style:name="Table5" style:family="table">
      <style:table-properties style:width="6.2986in" table:align="left"/>
    </style:style>
    <style:style style:name="Table5.A" style:family="table-column">
      <style:table-column-properties style:column-width="6.2986in"/>
    </style:style>
    <style:style style:name="Table5.A1" style:family="table-cell">
      <style:table-cell-properties style:vertical-align="middle"/>
    </style:style>
    <style:style style:name="P1" style:family="paragraph" style:parent-style-name="Text_20_body">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Text_20_body">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style:border-line-width-bottom="0.0008in 0.0138in 0.0008in" fo:padding="0.0291in" fo:border-left="none" fo:border-right="none" fo:border-top="none" fo:border-bottom="0.06pt double #000000" style:join-border="false"/>
    </style:style>
    <style:style style:name="P5" style:family="paragraph" style:parent-style-name="Standard" style:list-style-name="L1"/>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NKED LIST VS ARRAY</text:p>
      <text:p text:style-name="Text_20_body">Both Arrays and <text:a xlink:type="simple" xlink:href="http://en.wikipedia.org/wiki/Linked_list">Linked List</text:a> can be used to store linear data of similar types, but they both have some advantages and disadvantages over each other. <text:bookmark text:name="more-10245"/></text:p>
      <text:p text:style-name="Text_20_body">Following are the points in favour of Linked Lists.</text:p>
      <text:p text:style-name="Text_20_body">(1) The size of the arrays is fixed: So we must know the upper limit on the number of elements in advance. Also, generally, the allocated memory is equal to the upper limit irrespective of the usage, and in practical uses, upper limit is rarely reached.</text:p>
      <text:p text:style-name="Text_20_body">(2) Inserting a new element in an array of elements is expensive, because room has to be created for the new elements and to create room existing elements have to shifted. </text:p>
      <text:p text:style-name="Text_20_body">For example, suppose we maintain a sorted list of IDs in an array id[]. </text:p>
      <text:p text:style-name="Text_20_body">id[] = [1000, 1010, 1050, 2000, 2040, .....]. </text:p>
      <text:p text:style-name="Text_20_body">And if we want to insert a new ID 1005, then to maintain the sorted order, we have to move all the elements after 1000 (excluding 1000). </text:p>
      <text:p text:style-name="Text_20_body">Deletion is also expensive with arrays until unless some special techniques are used. For example, to delete 1010 in id[], everything after 1010 has to be moved.</text:p>
      <text:p text:style-name="Text_20_body">So Linked list provides following two advantages over arrays<text:line-break/>1) Dynamic size<text:line-break/>2) Ease of insertion/deletion</text:p>
      <text:p text:style-name="Text_20_body">Linked lists have following drawbacks:<text:line-break/>1) Random access is not allowed. We have to access elements sequentially starting from the first node. So we cannot do binary search with linked lists.<text:line-break/>2) Extra memory space for a pointer is required with each element of the list.<text:line-break/>3) Arrays have better cache locality that can make a pretty big difference in performance. </text:p>
      <text:p text:style-name="Standard"/>
      <text:p text:style-name="Standard">Link lists are not always preferable over arrays.<text:line-break/>It depends upon your application. If your application or requirement needs frequent searches you would prefer array. If you require frequent insertion and deletion at some specific location say beginning then you prefer link list. Sometimes you require size will be changed dynamically you may prefer link list although it can be done using arrays also but take some extra time. When you dont have enough contigous memory you shall use link list.</text:p>
      <text:p text:style-name="P4"/>
      <text:p text:style-name="Standard"/>
      <text:p text:style-name="P3">SORTING ALGORITHMS IN LINKED LIST</text:p>
      <text:p text:style-name="Standard"/>
      <text:p text:style-name="Standard"><text:a xlink:type="simple" xlink:href="http://en.wikipedia.org/wiki/Merge_sort">Merge sort</text:a> is often preferred for sorting a linked list. </text:p>
      <text:p text:style-name="Standard">The slow random-access performance of a linked list makes some other algorithms (such as quicksort) perform poorly, and others (such as heapsort) completely impossible.</text:p>
      <text:p text:style-name="P4"/>
      <text:p text:style-name="Standard"/>
      <text:p text:style-name="P1">FUNCTIONS THAT CHANGED/NOT CHANGED THE HEAD POINTER</text:p>
      <text:p text:style-name="Text_20_body">Consider simple representation (without any dummy node) of Linked List. Functions that operate on such Linked lists can be divided in two categories:<text:bookmark text:name="more-15678"/></text:p>
      <text:p text:style-name="Text_20_body"><text:span text:style-name="Strong_20_Emphasis">1) Functions that do not modify the head pointer: </text:span>Examples of such functions include, printing a linked list, updating data members of nodes like adding given a value to all nodes, or some other operation which access/update data of nodes<text:line-break/>It is generally easy to decide prototype of functions of this category. We can always pass head <text:soft-page-break/>pointer as an argument and traverse/update the list. For example, the following function that adds x to data members of all nodes.</text:p>
      <text:section text:style-name="Sect1" text:name="highlighter_732597">
        <table:table table:name="Table1" table:style-name="Table1">
          <table:table-column table:style-name="Table1.A"/>
          <table:table-row>
            <table:table-cell table:style-name="Table1.A1" office:value-type="string">
              <text:p text:style-name="Table_20_Contents"><text:span text:style-name="Source_20_Text">void</text:span> <text:span text:style-name="Source_20_Text">addXtoList(struct</text:span> <text:span text:style-name="Source_20_Text">node *node, int</text:span> <text:span text:style-name="Source_20_Text">x)</text:span></text:p>
              <text:p text:style-name="Table_20_Contents"><text:span text:style-name="Source_20_Text">{</text:span></text:p>
              <text:p text:style-name="Table_20_Contents"><text:span text:style-name="Source_20_Text">    while(node != NULL)</text:span></text:p>
              <text:p text:style-name="Table_20_Contents"><text:span text:style-name="Source_20_Text">    {</text:span></text:p>
              <text:p text:style-name="Table_20_Contents"><text:span text:style-name="Source_20_Text">        node-&gt;data = node-&gt;data + x;</text:span></text:p>
              <text:p text:style-name="Table_20_Contents"><text:span text:style-name="Source_20_Text">        node = node-&gt;next;</text:span></text:p>
              <text:p text:style-name="Table_20_Contents"><text:span text:style-name="Source_20_Text">    }</text:span></text:p>
              <text:p text:style-name="Table_20_Contents"><text:span text:style-name="Source_20_Text">}    </text:span></text:p>
            </table:table-cell>
          </table:table-row>
        </table:table>
      </text:section>
      <text:p text:style-name="Text_20_body"><text:span text:style-name="Strong_20_Emphasis">2) Functions that modify the head pointer: </text:span>Examples include, inserting a node at the beginning (head pointer is always modified in this function), inserting a node at the end (head pointer is modified only when the first node is being inserted), deleting a given node (head pointer is modified when the deleted node is first node). There may be different ways to update the head pointer in these functions. Let us discuss these ways using following simple problem:</text:p>
      <text:p text:style-name="Text_20_body"><text:span text:style-name="Emphasis">“Given a linked list, write a function deleteFirst() that deletes the first node of a given linked list. For example, if the list is 1-&gt;2-&gt;3-&gt;4, then it should be modified to 2-&gt;3-&gt;4″</text:span></text:p>
      <text:p text:style-name="Text_20_body">Algorithm to solve the problem is a simple 3 step process: (a) Store the head pointer (b) change the head pointer to point to next node (c) delete the previous head node.<text:line-break/>Following are different ways to update head pointer in deleteFirst() so that the list is updated everywhere.</text:p>
      <text:p text:style-name="Text_20_body"><text:line-break/><text:line-break/><text:span text:style-name="Emphasis"><text:span text:style-name="Strong_20_Emphasis">2.1)</text:span></text:span><text:span text:style-name="Emphasis"> Make head pointer global: </text:span>We can make the head pointer global so that it can be accessed and updated in our function. Following is C code that uses global head pointer.</text:p>
      <text:section text:style-name="Sect1" text:name="highlighter_704544">
        <table:table table:name="Table2" table:style-name="Table2">
          <table:table-column table:style-name="Table2.A"/>
          <table:table-row>
            <table:table-cell table:style-name="Table2.A1" office:value-type="string">
              <text:p text:style-name="Table_20_Contents"><text:span text:style-name="Source_20_Text">// global head pointer </text:span></text:p>
              <text:p text:style-name="Table_20_Contents"><text:span text:style-name="Source_20_Text">struct</text:span> <text:span text:style-name="Source_20_Text">node *head = NULL;</text:span></text:p>
              <text:p text:style-name="Table_20_Contents"> </text:p>
              <text:p text:style-name="Table_20_Contents"><text:span text:style-name="Source_20_Text">// function to delete first node: uses approach 2.1</text:span></text:p>
              <text:p text:style-name="Table_20_Contents"><text:span text:style-name="Source_20_Text">// See </text:span><text:a xlink:type="simple" xlink:href="http://ideone.com/ClfQB"><text:span text:style-name="Source_20_Text">http://ideone.com/ClfQB</text:span></text:a><text:span text:style-name="Source_20_Text"> for complete program and output</text:span></text:p>
              <text:p text:style-name="Table_20_Contents"><text:span text:style-name="Source_20_Text">void</text:span> <text:span text:style-name="Source_20_Text">deleteFirst()</text:span></text:p>
              <text:p text:style-name="Table_20_Contents"><text:span text:style-name="Source_20_Text">{</text:span></text:p>
              <text:p text:style-name="Table_20_Contents"><text:span text:style-name="Source_20_Text">    if(head != NULL)</text:span></text:p>
              <text:p text:style-name="Table_20_Contents"><text:span text:style-name="Source_20_Text">    {</text:span></text:p>
              <text:p text:style-name="Table_20_Contents"><text:span text:style-name="Source_20_Text">       // store the old value of head pointer    </text:span></text:p>
              <text:p text:style-name="Table_20_Contents"><text:span text:style-name="Source_20_Text">       struct</text:span> <text:span text:style-name="Source_20_Text">node *temp = head;</text:span></text:p>
              <text:p text:style-name="Table_20_Contents"><text:span text:style-name="Source_20_Text">       </text:span> </text:p>
              <text:p text:style-name="Table_20_Contents"><text:span text:style-name="Source_20_Text">       // Change head pointer to point to next node </text:span></text:p>
              <text:p text:style-name="Table_20_Contents"><text:span text:style-name="Source_20_Text">       head = head-&gt;next; </text:span></text:p>
              <text:p text:style-name="Table_20_Contents"> </text:p>
              <text:p text:style-name="Table_20_Contents"><text:span text:style-name="Source_20_Text">       // delete memory allocated for the previous head node</text:span></text:p>
              <text:p text:style-name="Table_20_Contents"><text:span text:style-name="Source_20_Text">       free(temp);</text:span></text:p>
              <text:p text:style-name="Table_20_Contents"><text:span text:style-name="Source_20_Text">    }</text:span></text:p>
              <text:p text:style-name="Table_20_Contents"><text:span text:style-name="Source_20_Text">}</text:span></text:p>
            </table:table-cell>
          </table:table-row>
        </table:table>
      </text:section>
      <text:p text:style-name="Text_20_body">See <text:a xlink:type="simple" xlink:href="http://ideone.com/ClfQB">this </text:a>for complete running program that uses above function.</text:p>
      <text:p text:style-name="Text_20_body">This is not a recommended way as it has many problems like following:<text:line-break/>a) head is globally accessible, so it can be modified anywhere in your project and may lead to unpredictable results.<text:line-break/>b) If there are multiple linked lists, then multiple global head pointers with different names are <text:soft-page-break/>needed.</text:p>
      <text:p text:style-name="Text_20_body">See <text:a xlink:type="simple" xlink:href="http://c2.com/cgi/wiki?GlobalVariablesAreBad">this </text:a>to know all reasons why should we avoid global variables in our projects. </text:p>
      <text:p text:style-name="Text_20_body"><text:line-break/><text:line-break/><text:span text:style-name="Emphasis"><text:span text:style-name="Strong_20_Emphasis">2.2)</text:span></text:span><text:span text:style-name="Emphasis"> Return head pointer:</text:span> We can write deleteFirst() in such a way that it returns the modified head pointer. Whoever is using this function, have to use the returned value to update the head node.</text:p>
      <text:section text:style-name="Sect1" text:name="highlighter_772615">
        <table:table table:name="Table3" table:style-name="Table3">
          <table:table-column table:style-name="Table3.A"/>
          <table:table-row>
            <table:table-cell table:style-name="Table3.A1" office:value-type="string">
              <text:p text:style-name="Table_20_Contents"><text:span text:style-name="Source_20_Text">// function to delete first node: uses approach 2.2</text:span></text:p>
              <text:p text:style-name="Table_20_Contents"><text:span text:style-name="Source_20_Text">// See </text:span><text:a xlink:type="simple" xlink:href="http://ideone.com/P5oLe"><text:span text:style-name="Source_20_Text">http://ideone.com/P5oLe</text:span></text:a><text:span text:style-name="Source_20_Text"> for complete program and output</text:span></text:p>
              <text:p text:style-name="Table_20_Contents"><text:span text:style-name="Source_20_Text">struct</text:span> <text:span text:style-name="Source_20_Text">node *deleteFirst(struct</text:span> <text:span text:style-name="Source_20_Text">node *head)</text:span></text:p>
              <text:p text:style-name="Table_20_Contents"><text:span text:style-name="Source_20_Text">{</text:span></text:p>
              <text:p text:style-name="Table_20_Contents"><text:span text:style-name="Source_20_Text">    if(head != NULL)</text:span></text:p>
              <text:p text:style-name="Table_20_Contents"><text:span text:style-name="Source_20_Text">    {</text:span></text:p>
              <text:p text:style-name="Table_20_Contents"><text:span text:style-name="Source_20_Text">       // store the old value of head pointer</text:span></text:p>
              <text:p text:style-name="Table_20_Contents"><text:span text:style-name="Source_20_Text">       struct</text:span> <text:span text:style-name="Source_20_Text">node *temp = head;</text:span></text:p>
              <text:p text:style-name="Table_20_Contents"> </text:p>
              <text:p text:style-name="Table_20_Contents"><text:span text:style-name="Source_20_Text">       // Change head pointer to point to next node</text:span></text:p>
              <text:p text:style-name="Table_20_Contents"><text:span text:style-name="Source_20_Text">       head = head-&gt;next;</text:span></text:p>
              <text:p text:style-name="Table_20_Contents"> </text:p>
              <text:p text:style-name="Table_20_Contents"><text:span text:style-name="Source_20_Text">       // delete memory allocated for the previous head node</text:span></text:p>
              <text:p text:style-name="Table_20_Contents"><text:span text:style-name="Source_20_Text">       free(temp);</text:span></text:p>
              <text:p text:style-name="Table_20_Contents"><text:span text:style-name="Source_20_Text">    }</text:span></text:p>
              <text:p text:style-name="Table_20_Contents"> </text:p>
              <text:p text:style-name="Table_20_Contents"><text:span text:style-name="Source_20_Text">    return</text:span> <text:span text:style-name="Source_20_Text">head;</text:span></text:p>
              <text:p text:style-name="Table_20_Contents"><text:span text:style-name="Source_20_Text">}</text:span></text:p>
            </table:table-cell>
          </table:table-row>
        </table:table>
      </text:section>
      <text:p text:style-name="Text_20_body">See <text:a xlink:type="simple" xlink:href="http://ideone.com/P5oLe">this </text:a>for complete program and output.<text:line-break/>This approach is much better than the previous 1. There is only one issue with this, if user misses to assign the returned value to head, then things become messy. C/C++ compilers allows to call a function without assigning the returned value.</text:p>
      <text:section text:style-name="Sect1" text:name="highlighter_959743">
        <table:table table:name="Table4" table:style-name="Table4">
          <table:table-column table:style-name="Table4.A"/>
          <table:table-row>
            <table:table-cell table:style-name="Table4.A1" office:value-type="string">
              <text:p text:style-name="Table_20_Contents"><text:span text:style-name="Source_20_Text">head = deleteFirst(head);  // proper use of deleteFirst()</text:span></text:p>
              <text:p text:style-name="Table_20_Contents"><text:span text:style-name="Source_20_Text">deleteFirst(head);  // improper use of deleteFirst(), allowed by compiler</text:span></text:p>
            </table:table-cell>
          </table:table-row>
        </table:table>
      </text:section>
      <text:p text:style-name="Text_20_body"><text:line-break/><text:line-break/><text:span text:style-name="Emphasis"><text:span text:style-name="Strong_20_Emphasis">2.3)</text:span></text:span><text:span text:style-name="Emphasis"> Use Double Pointer:</text:span> This approach follows the simple C rule: <text:span text:style-name="Emphasis">if you want to modify local variable of one function inside another function, pass pointer to that variable</text:span>. So we can pass pointer to the head pointer to modify the head pointer in our deleteFirst() function. </text:p>
      <text:section text:style-name="Sect1" text:name="highlighter_481520">
        <table:table table:name="Table5" table:style-name="Table5">
          <table:table-column table:style-name="Table5.A"/>
          <table:table-row>
            <table:table-cell table:style-name="Table5.A1" office:value-type="string">
              <text:p text:style-name="Table_20_Contents"><text:span text:style-name="Source_20_Text">// function to delete first node: uses approach 2.3</text:span></text:p>
              <text:p text:style-name="Table_20_Contents"><text:span text:style-name="Source_20_Text">// See </text:span><text:a xlink:type="simple" xlink:href="http://ideone.com/9GwTb"><text:span text:style-name="Source_20_Text">http://ideone.com/9GwTb</text:span></text:a><text:span text:style-name="Source_20_Text"> for complete program and output</text:span></text:p>
              <text:p text:style-name="Table_20_Contents"><text:span text:style-name="Source_20_Text">void</text:span> <text:span text:style-name="Source_20_Text">deleteFirst(struct</text:span> <text:span text:style-name="Source_20_Text">node **head_ref)</text:span></text:p>
              <text:p text:style-name="Table_20_Contents"><text:span text:style-name="Source_20_Text">{</text:span></text:p>
              <text:p text:style-name="Table_20_Contents"><text:span text:style-name="Source_20_Text">    if(*head_ref != NULL)</text:span></text:p>
              <text:p text:style-name="Table_20_Contents"><text:span text:style-name="Source_20_Text">    {</text:span></text:p>
              <text:p text:style-name="Table_20_Contents"><text:span text:style-name="Source_20_Text">       // store the old value of pointer to head pointer</text:span></text:p>
              <text:p text:style-name="Table_20_Contents"><text:span text:style-name="Source_20_Text">       struct</text:span> <text:span text:style-name="Source_20_Text">node *temp = *head_ref;</text:span></text:p>
              <text:p text:style-name="Table_20_Contents"> </text:p>
              <text:p text:style-name="Table_20_Contents"><text:span text:style-name="Source_20_Text">       // Change head pointer to point to next node</text:span></text:p>
              <text:p text:style-name="Table_20_Contents"><text:span text:style-name="Source_20_Text">       *head_ref = (*head_ref)-&gt;next;</text:span></text:p>
              <text:p text:style-name="Table_20_Contents"> </text:p>
              <text:p text:style-name="Table_20_Contents"><text:span text:style-name="Source_20_Text">       // delete memory allocated for the previous head node</text:span></text:p>
              <text:p text:style-name="Table_20_Contents"><text:span text:style-name="Source_20_Text">       free(temp);</text:span></text:p>
              <text:p text:style-name="Table_20_Contents"><text:soft-page-break/><text:span text:style-name="Source_20_Text">    }</text:span></text:p>
              <text:p text:style-name="Table_20_Contents"><text:span text:style-name="Source_20_Text">}</text:span></text:p>
            </table:table-cell>
          </table:table-row>
        </table:table>
      </text:section>
      <text:p text:style-name="P4"/>
      <text:p text:style-name="Standard"/>
      <text:p text:style-name="P2">A MEMORY EFFICIENT DOUBLY LINKED LIST</text:p>
      <text:p text:style-name="Text_20_body">An ordinary Doubly Linked List requires space for two address fields to store the addresses of previous and next nodes.<text:bookmark text:name="more-12367"/> A memory efficient version of Doubly Linked List can be created using only one space for address field with every node. This memory efficient Doubly Linked List is called XOR Linked List or Memory Efficient as the list uses bitwise XOR operation to save space for one address. In the XOR linked list, instead of storing actual memory addresses, every node stores the XOR of addresses of previous and next nodes. </text:p>
      <text:p text:style-name="Text_20_body"><draw:frame draw:style-name="fr1" draw:name="graphics1" text:anchor-type="as-char" svg:width="5.2083in" svg:height="1.0937in" draw:z-index="0"><draw:image xlink:href="http://geeksforgeeks.org/wp-content/uploads/doublyll-300x65.gif" xlink:type="simple" xlink:show="embed" xlink:actuate="onLoad"/></draw:frame></text:p>
      <text:p text:style-name="Text_20_body">Consider the above Doubly Linked List. Following are the Ordinary and XOR (or Memory Effiecient) representations of the Doubly Linked List.</text:p>
      <text:p text:style-name="Text_20_body"><text:span text:style-name="Strong_20_Emphasis">Ordinary Representation:</text:span><text:line-break/>Node A:<text:line-break/>prev = NULL, next = add(B) // previous is NULL and next is address of B</text:p>
      <text:p text:style-name="Text_20_body">Node B:<text:line-break/>prev = add(A), next = add(C) // previous is address of A and next is address of C</text:p>
      <text:p text:style-name="Text_20_body">Node C:<text:line-break/>prev = add(B), next = add(D) // previous is address of B and next is address of D</text:p>
      <text:p text:style-name="Text_20_body">Node D:<text:line-break/>prev = add(C), next = NULL // previous is address of C and next is NULL</text:p>
      <text:p text:style-name="Text_20_body"><text:span text:style-name="Strong_20_Emphasis">XOR List Representation:</text:span><text:line-break/>Let us call the address variable in XOR representation npx (XOR of next and previous)</text:p>
      <text:p text:style-name="Text_20_body">Node A:<text:line-break/>npx = 0 XOR add(B) // bitwise XOR of zero and address of B</text:p>
      <text:p text:style-name="Text_20_body">Node B:<text:line-break/>npx = add(A) XOR add(C) // bitwise XOR of address of A and address of C</text:p>
      <text:p text:style-name="Text_20_body">Node C:<text:line-break/>npx = add(B) XOR add(D) // bitwise XOR of address of B and address of D</text:p>
      <text:p text:style-name="Text_20_body">Node D:<text:line-break/>npx = add(C) XOR 0 // bitwise XOR of address of C and 0</text:p>
      <text:p text:style-name="Text_20_body"><text:span text:style-name="Strong_20_Emphasis">Traversal of XOR Linked List:</text:span><text:line-break/>We can traverse the XOR list in both forward and reverse direction. While traversing the list we need to remember the address of the previously accessed node in order to calculate the next node’s address. For example when we are at node C, we must have address of B. XOR of add(B) and <text:span text:style-name="Emphasis">npx </text:span>of C gives us the add(D). The reason is simple: npx(C) is “add(B) XOR add(D)”. If we do xor of npx(C) with add(B), we get the result as “add(B) XOR add(D) XOR add(B)” which is “add(D) XOR 0″ which is “add(D)”. So we have the address of next node. Similarly we can traverse the list in backward direction. </text:p>
      <text:list xml:id="list1799122930" text:style-name="L1">
        <text:list-item>
          <text:p text:style-name="P5"><text:soft-page-break/>IMPLEMENT REVERSE K NODES ITERATIVELY.</text:p>
        </text:list-item>
        <text:list-item>
          <text:p text:style-name="P5">IMPLEMENT SUM OF 2 NUMBERS (DIFFICULT ONE) REPRESENTED BY LL.</text:p>
        </text:list-item>
        <text:list-item>
          <text:p text:style-name="P5">CHECKING THE PALINDROME ITERATIVELY. </text:p>
          <text:list>
            <text:list-item>
              <text:p text:style-name="P5">USING STACK</text:p>
            </text:list-item>
            <text:list-item>
              <text:p text:style-name="P5">METHOD BY REVERSING THE OTHER HALF AND THEN COMPARE</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1" style:font-name-complex="DejaVu Sans Mono"/>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jas </meta:initial-creator>
    <meta:creation-date>2012-11-15T01:23:41</meta:creation-date>
    <dc:date>2013-07-07T16:08:21</dc:date>
    <dc:creator>tejas </dc:creator>
    <meta:editing-duration>PT4H27M23S</meta:editing-duration>
    <meta:editing-cycles>16</meta:editing-cycles>
    <meta:generator>LibreOffice/3.5$Linux_x86 LibreOffice_project/350m1$Build-202</meta:generator>
    <meta:document-statistic meta:table-count="5" meta:image-count="1" meta:object-count="0" meta:page-count="5" meta:paragraph-count="110" meta:word-count="1568" meta:character-count="9163" meta:non-whitespace-character-count="7460"/>
  </office:meta>
</office:document-meta>
</file>